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011cm"/>
    </style:style>
    <style:style style:name="Tableau3.B" style:family="table-column">
      <style:table-column-properties style:column-width="6.488cm"/>
    </style:style>
    <style:style style:name="Tableau3.C" style:family="table-column">
      <style:table-column-properties style:column-width="4.251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5.106cm"/>
    </style:style>
    <style:style style:name="Tableau1.C" style:family="table-column">
      <style:table-column-properties style:column-width="8.308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6.8cm"/>
    </style:style>
    <style:style style:name="Tableau2.C" style:family="table-column">
      <style:table-column-properties style:column-width="6.615cm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eau2.C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eau2.A2" style:family="table-cell">
      <style:table-cell-properties style:vertical-align="middle" fo:padding="0.097cm" fo:border-left="0.002cm solid #000000" fo:border-right="none" fo:border-top="none" fo:border-bottom="none"/>
    </style:style>
    <style:style style:name="Tableau2.C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bleau2.A1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C1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Heading_20_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/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Roi vs Héros</text:p>
      <text:p text:style-name="Standard"><text:tab/><text:tab/><text:tab/>RTS vs FPS</text:p>
      <text:p text:style-name="Standard"/>
      <text:p text:style-name="Standard"/>
      <text:p text:style-name="Standard"/>
      <text:p text:style-name="Standard"/>
      <text:p text:style-name="Standard">Le concept :</text:p>
      <text:p text:style-name="Standard"/>
      <text:p text:style-name="Standard">Une équipe de joueurs FPS contre un joueur RTS.</text:p>
      <text:p text:style-name="Standard"/>
      <text:p text:style-name="Standard"/>
      <text:p text:style-name="Standard">Nathan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>General</text:p>
          </table:table-cell>
          <table:table-cell table:style-name="Tableau3.A1" office:value-type="string">
            <text:p text:style-name="Table_20_Contents">FPS</text:p>
          </table:table-cell>
          <table:table-cell table:style-name="Tableau3.D1" office:value-type="string">
            <text:p text:style-name="Table_20_Contents">RTS</text:p>
          </table:table-cell>
        </table:table-row>
        <table:table-row>
          <table:table-cell table:style-name="Tableau3.A2" office:value-type="string">
            <text:p text:style-name="Table_20_Contents">Mort</text:p>
          </table:table-cell>
          <table:table-cell table:style-name="Tableau3.A2" office:value-type="string">
            <text:p text:style-name="Table_20_Contents">Si on veut un truc un peu arcade, les joueurs doivent pouvoir ressusciter, et ça sera pas drole pour le RTS de tuer personne.</text:p>
          </table:table-cell>
          <table:table-cell table:style-name="Tableau3.A2" office:value-type="string">
            <text:p text:style-name="Table_20_Contents">- Respawn Timer</text:p>
            <text:p text:style-name="Table_20_Contents">- Economic Respawn</text:p>
            <text:p text:style-name="Table_20_Contents">- Spawners</text:p>
          </table:table-cell>
          <table:table-cell table:style-name="Tableau3.D2" office:value-type="string">
            <text:p text:style-name="Table_20_Contents">- Mort d'un batiment en particulier (ie. un nexus).</text:p>
            <text:p text:style-name="Table_20_Contents">- Mort d'un monstre en particulier (ie. un roi).</text:p>
            <text:p text:style-name="Table_20_Contents">- Immortel, si on a d'autres objectifs.</text:p>
          </table:table-cell>
        </table:table-row>
        <table:table-row>
          <table:table-cell table:style-name="Tableau3.A2" office:value-type="string">
            <text:p text:style-name="Table_20_Contents">Défaite</text:p>
          </table:table-cell>
          <table:table-cell table:style-name="Tableau3.A2" office:value-type="string">
            <text:p text:style-name="Table_20_Contents">Pour l'instant on peut tenter de juste mettre des spawners a FPS et un nexus, mais ça peut être rigolo de faire des objectifs</text:p>
          </table:table-cell>
          <table:table-cell table:style-name="Tableau3.A2" office:value-type="string">
            <text:p text:style-name="Table_20_Contents">- Pas de moyens de respawn.</text:p>
            <text:p text:style-name="Table_20_Contents">- Objectif(s) perdu(s)</text:p>
          </table:table-cell>
          <table:table-cell table:style-name="Tableau3.D2" office:value-type="string">
            <text:p text:style-name="Table_20_Contents">- Mort</text:p>
            <text:p text:style-name="Table_20_Contents">- Objectif(s) perdu(s)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Standard"/>
      <text:p text:style-name="P4">Tableau des Obje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Objets</text:p>
          </table:table-cell>
          <table:table-cell table:style-name="Tableau1.B1" office:value-type="string">
            <text:p text:style-name="P7">Fait</text:p>
          </table:table-cell>
          <table:table-cell table:style-name="Tableau1.C1" office:value-type="string">
            <text:p text:style-name="P7">A faire</text:p>
          </table:table-cell>
        </table:table-row>
        <table:table-row>
          <table:table-cell table:style-name="Tableau1.A2" office:value-type="string">
            <text:p text:style-name="P6">Interface Manager</text:p>
          </table:table-cell>
          <table:table-cell table:style-name="Tableau1.B2" office:value-type="string">
            <text:p text:style-name="P7">UI basique</text:p>
          </table:table-cell>
          <table:table-cell table:style-name="Tableau1.C2" office:value-type="string">
            <text:p text:style-name="P7">(??)Animator pour les différentes interfaces</text:p>
          </table:table-cell>
        </table:table-row>
        <table:table-row>
          <table:table-cell table:style-name="Tableau1.A2" office:value-type="string">
            <text:p text:style-name="P1">Player Controller</text:p>
          </table:table-cell>
          <table:table-cell table:style-name="Tableau1.B2" office:value-type="string">
            <text:p text:style-name="P7">Gestionnaire de Mode FPS/RTS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">FPSPlayer</text:p>
          </table:table-cell>
          <table:table-cell table:style-name="Tableau1.B2" office:value-type="string">
            <text:p text:style-name="P7">Network basique</text:p>
          </table:table-cell>
          <table:table-cell table:style-name="Tableau1.C2" office:value-type="string">
            <text:p text:style-name="P7">- Network avancé (?)</text:p>
            <text:p text:style-name="P7">- Déplacements ZQSD</text:p>
            <text:p text:style-name="P7">- Saut</text:p>
            <text:p text:style-name="P7">- Flingue qui tue</text:p>
            <text:p text:style-name="P7">- Stats</text:p>
          </table:table-cell>
        </table:table-row>
        <table:table-row>
          <table:table-cell table:style-name="Tableau1.A2" office:value-type="string">
            <text:p text:style-name="P1">FPSCamera</text:p>
          </table:table-cell>
          <table:table-cell table:style-name="Tableau1.B2" office:value-type="string">
            <text:p text:style-name="P7">Vue avec la souris</text:p>
          </table:table-cell>
          <table:table-cell table:style-name="Tableau1.C2" office:value-type="string">
            <text:p text:style-name="P7">- Bloquer la souris au centre</text:p>
            <text:p text:style-name="P7">- Faire disparaître le curseur</text:p>
            <text:p text:style-name="P7">- Mettre un viseur </text:p>
          </table:table-cell>
        </table:table-row>
        <table:table-row>
          <table:table-cell table:style-name="Tableau1.A2" office:value-type="string">
            <text:p text:style-name="P1">RTSPlayer</text:p>
          </table:table-cell>
          <table:table-cell table:style-name="Tableau1.B2" office:value-type="string">
            <text:p text:style-name="P7">- Network basique</text:p>
            <text:p text:style-name="P7">- Spawn un mob</text:p>
          </table:table-cell>
          <table:table-cell table:style-name="Tableau1.C2" office:value-type="string">
            <text:p text:style-name="P7">- Controle des batiments</text:p>
            <text:p text:style-name="P7">- Controle des monstres</text:p>
            <text:p text:style-name="P7">- Network avancé (?) </text:p>
          </table:table-cell>
        </table:table-row>
        <table:table-row>
          <table:table-cell table:style-name="Tableau1.A2" office:value-type="string">
            <text:p text:style-name="P1">RTSMonster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7">- Stats</text:p>
            <text:p text:style-name="P7">- Mouvement</text:p>
            <text:p text:style-name="P7">- Attaque</text:p>
            <text:p text:style-name="P7">- network</text:p>
          </table:table-cell>
        </table:table-row>
        <table:table-row>
          <table:table-cell table:style-name="Tableau1.A2" office:value-type="string">
            <text:p text:style-name="P1">RTSBuilding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7">- Creer un bâtiment</text:p>
            <text:p text:style-name="P7">- Gerer le blueprint</text:p>
            <text:p text:style-name="P7">- network</text:p>
          </table:table-cell>
        </table:table-row>
        <table:table-row>
          <table:table-cell table:style-name="Tableau1.A2" office:value-type="string">
            <text:p text:style-name="P1">RTSCamera</text:p>
          </table:table-cell>
          <table:table-cell table:style-name="Tableau1.B2" office:value-type="string">
            <text:p text:style-name="P7">Déplacements ZQSD, Zoom</text:p>
          </table:table-cell>
          <table:table-cell table:style-name="Tableau1.C2" office:value-type="string">
            <text:p text:style-name="P7">Rotation(s ?)</text:p>
          </table:table-cell>
        </table:table-row>
        <table:table-row>
          <table:table-cell table:style-name="Tableau1.A2" office:value-type="string">
            <text:p text:style-name="P1">PrefabManager</text:p>
            <text:p text:style-name="P3">(Get Prefab by name)</text:p>
          </table:table-cell>
          <table:table-cell table:style-name="Tableau1.B2" office:value-type="string">
            <text:p text:style-name="P7">Done</text:p>
          </table:table-cell>
          <table:table-cell table:style-name="Tableau1.C2" office:value-type="string">
            <text:p text:style-name="P7"/>
          </table:table-cell>
        </table:table-row>
      </table:table>
      <text:p text:style-name="Standard"/>
      <text:p text:style-name="Standard"/>
      <text:p text:style-name="P4">Tableau des concepts Multijoueur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">Concept</text:p>
          </table:table-cell>
          <table:table-cell table:style-name="Tableau2.A1" office:value-type="string">
            <text:p text:style-name="P7">Tentative de résumé</text:p>
          </table:table-cell>
          <table:table-cell table:style-name="Tableau2.C1" office:value-type="string">
            <text:p text:style-name="P7">Details additionnels</text:p>
          </table:table-cell>
        </table:table-row>
        <table:table-row>
          <table:table-cell table:style-name="Tableau2.A2" office:value-type="string">
            <text:p text:style-name="P1">MLAPI</text:p>
          </table:table-cell>
          <table:table-cell table:style-name="Tableau2.A2" office:value-type="string">
            <text:p text:style-name="P7">La librairie pour implémenter de quoi faire un jeu multijoueur.</text:p>
          </table:table-cell>
          <table:table-cell table:style-name="Tableau2.C2" office:value-type="string">
            <text:p text:style-name="P7"><text:a xlink:type="simple" xlink:href="https://docs-multiplayer.unity3d.com/" text:style-name="Internet_20_link" text:visited-style-name="Visited_20_Internet_20_Link">https://docs-multiplayer.unity3d.com/</text:a></text:p>
          </table:table-cell>
        </table:table-row>
        <table:table-row>
          <table:table-cell table:style-name="Tableau2.A2" office:value-type="string">
            <text:p text:style-name="P1">NetworkManager</text:p>
          </table:table-cell>
          <table:table-cell table:style-name="Tableau2.A2" office:value-type="string">
            <text:p text:style-name="P7">(??)Un composant à appliquer à un objet (empty) qui va gérer la connexion à distance.<text:line-break/></text:p>
            <text:p text:style-name="P7">Permet d'obtenir les infos Network d'un joueur.<text:line-break/></text:p>
            <text:p text:style-name="P7">Peut attribuer un PlayerObject par defaut à l'utilisateur au moment de la connexion. </text:p>
          </table:table-cell>
          <table:table-cell table:style-name="Tableau2.C2" office:value-type="string">
            <text:p text:style-name="P7">Sert à utiliser Photon.</text:p>
            <text:p text:style-name="P7"/>
            <text:p text:style-name="P7"/>
            <text:p text:style-name="P7"/>
            <text:p text:style-name="P7">Pour l'instant, PlayerController est attribué au joueur à la connexion.</text:p>
          </table:table-cell>
        </table:table-row>
        <table:table-row>
          <table:table-cell table:style-name="Tableau2.A2" office:value-type="string">
            <text:p text:style-name="P1">NetworkBehaviour</text:p>
          </table:table-cell>
          <table:table-cell table:style-name="Tableau2.A2" office:value-type="string">
            <text:p text:style-name="P7">Remplace MonoBehaviour, et permet à un objet d'utiliser les méthodes de network.</text:p>
          </table:table-cell>
          <table:table-cell table:style-name="Tableau2.C2" office:value-type="string">
            <text:p text:style-name="P7">public class MaClasse : NetworkBehaviour </text:p>
          </table:table-cell>
        </table:table-row>
        <table:table-row>
          <table:table-cell table:style-name="Tableau2.A2" office:value-type="string">
            <text:p text:style-name="P1">NetworkObject</text:p>
          </table:table-cell>
          <table:table-cell table:style-name="Tableau2.A2" office:value-type="string">
            <text:p text:style-name="P7">(??)Un composant a appliquer à un objet pour qu'on puisse utiliser les fonctions de MLAPI.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1">NetworkTransform</text:p>
          </table:table-cell>
          <table:table-cell table:style-name="Tableau2.A2" office:value-type="string">
            <text:p text:style-name="P7">Un composant a appliquer à un objet pour que le serveur gère la coordination de ses mouvements chez tous les clients.</text:p>
          </table:table-cell>
          <table:table-cell table:style-name="Tableau2.C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1">Spawning</text:p>
          </table:table-cell>
          <table:table-cell table:style-name="Tableau2.A2" office:value-type="string">
            <text:p text:style-name="P7">Mettre les prefabs à spawner dans le NetworkManager → Network Prefabs</text:p>
            <text:p text:style-name="P7"/>
            <text:p text:style-name="P7">Code à faire exécuter par le serveur :</text:p>
            <text:p text:style-name="P7">1 : Instancier un préfab</text:p>
            <text:p text:style-name="P7">2 : Spawner l'instance</text:p>
          </table:table-cell>
          <table:table-cell table:style-name="Tableau2.C2" office:value-type="string">
            <text:p text:style-name="P7">1. instance = Instantiate(prefab) </text:p>
            <text:p text:style-name="P7">2. instance.Spawn() </text:p>
            <text:p text:style-name="P7">2b. instance.SpawnWithOwnership(clientID)</text:p>
          </table:table-cell>
        </table:table-row>
        <table:table-row>
          <table:table-cell table:style-name="Tableau2.A2" office:value-type="string">
            <text:h text:style-name="P9" text:outline-level="5">Destroying</text:h>
          </table:table-cell>
          <table:table-cell table:style-name="Tableau2.A2" office:value-type="string">
            <text:p text:style-name="P8">Destroy : Detruit un Objet local et tous ses enfants.</text:p>
            <text:p text:style-name="P8">Despawn : Detruit une instance du réseau, mais laisse l'instance tranquile</text:p>
          </table:table-cell>
          <table:table-cell table:style-name="Tableau2.C2" office:value-type="string">
            <text:p text:style-name="P8">destroy(objet a détruire) </text:p>
            <text:p text:style-name="P8">despawn(objet a despawn) </text:p>
          </table:table-cell>
        </table:table-row>
        <table:table-row>
          <table:table-cell table:style-name="Tableau2.A2" office:value-type="string">
            <text:p text:style-name="P2">NetworkVariables</text:p>
          </table:table-cell>
          <table:table-cell table:style-name="Tableau2.A2" office:value-type="string">
            <text:p text:style-name="P8">Declarer une variable en NetworkVariable permet de synchroniser la valeur de la variable sur tous les clients.</text:p>
          </table:table-cell>
          <table:table-cell table:style-name="Tableau2.C2" office:value-type="string">
            <text:p text:style-name="P8"/>
            <text:p text:style-name="P8"/>
          </table:table-cell>
        </table:table-row>
        <table:table-row>
          <table:table-cell table:style-name="Tableau2.A2" office:value-type="string">
            <text:p text:style-name="P2">RPC</text:p>
          </table:table-cell>
          <table:table-cell table:style-name="Tableau2.A2" office:value-type="string">
            <text:p text:style-name="P8">Permet à un client de faire executer un bout de code par le serveur, et inversement</text:p>
            <text:p text:style-name="P8">ServerRPC → executé par le serveur</text:p>
            <text:p text:style-name="P8">ClientRPC → executé par les clients</text:p>
          </table:table-cell>
          <table:table-cell table:style-name="Tableau2.C2" office:value-type="string">
            <text:p text:style-name="Table_20_Contents"><text:a xlink:type="simple" xlink:href="https://mp-docs.dl.it.unity3d.com/docs/advanced-topics/messaging-system" text:style-name="Internet_20_link" text:visited-style-name="Visited_20_Internet_20_Link"><text:span text:style-name="T1">Résumé</text:span></text:a></text:p>
            <text:p text:style-name="P7"/>
            <text:p text:style-name="P7">[ServerRpc]</text:p>
            <text:p text:style-name="P7">void NomFonctionServerRPC</text:p>
            <text:p text:style-name="P7">{jesuisexecutéparleserveur;}</text:p>
            <text:p text:style-name="P7"/>
            <text:p text:style-name="P7">[ClientRpc]</text:p>
            <text:p text:style-name="P7">void NomFonctionClientRPC</text:p>
            <text:p text:style-name="P7">{jesuisexecutéparlesclients;}</text:p>
            <text:p text:style-name="P7"/>
            <text:p text:style-name="P7"/>
          </table:table-cell>
        </table:table-row>
        <table:table-row>
          <table:table-cell table:style-name="Tableau2.A2" office:value-type="string">
            <text:p text:style-name="P2">Photon</text:p>
          </table:table-cell>
          <table:table-cell table:style-name="Tableau2.A2" office:value-type="string">
            <text:p text:style-name="P8">Addon pour gérer la connexion internet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12" office:value-type="string">
            <text:p text:style-name="P2">ParrelSync</text:p>
          </table:table-cell>
          <table:table-cell table:style-name="Tableau2.A12" office:value-type="string">
            <text:p text:style-name="P8">Addon pour cloner le projet, et pouvoir tester le network sans avoir besoin de build a chaque <text:s/>fois</text:p>
          </table:table-cell>
          <table:table-cell table:style-name="Tableau2.C12" office:value-type="string">
            <text:p text:style-name="P7">Dans les menus en haut :</text:p>
            <text:p text:style-name="P7">ParrelSync → Clone Manag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Jakes :</text:p>
      <text:p text:style-name="Standard">Lore militaire contre pokémon ? Jetez la cohérence à la poubelle !</text:p>
      <text:p text:style-name="Standard"/>
      <text:p text:style-name="Standard"/>
      <text:p text:style-name="Standard"/>
      <text:p text:style-name="Standard"><text:s/><text:tab/><text:tab/>RTS </text:p>
      <text:p text:style-name="Standard">courbe de progression :</text:p>
      <text:p text:style-name="Standard">1.avoir accès aux ressources</text:p>
      <text:list xml:id="list1508951872600795619" text:style-name="L1">
        <text:list-item>
          <text:p text:style-name="P10">créer des unitées améliorées</text:p>
        </text:list-item>
      </text:list>
      <text:p text:style-name="Standard"/>
      <text:p text:style-name="Standard"/>
      <text:p text:style-name="Standard"><text:tab/><text:tab/>FPS </text:p>
      <text:p text:style-name="Standard">idée moyen de transport pour revenir au front (systeme de construction)</text:p>
      <text:p text:style-name="Standard"><text:s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4T14:02:00.21</meta:creation-date>
    <dc:date>2021-09-23T19:04:04.67</dc:date>
    <meta:editing-duration>PT4H23M16S</meta:editing-duration>
    <meta:editing-cycles>18</meta:editing-cycles>
    <meta:generator>OpenOffice/4.1.7$Win32 OpenOffice.org_project/417m1$Build-9800</meta:generator>
    <meta:document-statistic meta:table-count="3" meta:image-count="0" meta:object-count="0" meta:page-count="4" meta:paragraph-count="126" meta:word-count="557" meta:character-count="3457"/>
  </office:meta>
</office:document-meta>
</file>